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gt;&gt; run_DTINet</text:p>
      <text:p text:style-name="Standard">Repetition #1</text:p>
      <text:p text:style-name="Standard">Train data: 1199 positives, 1199 negatives</text:p>
      <text:p text:style-name="Standard">Test data: 133 positives, 133 negatives</text:p>
      <text:p text:style-name="Standard">Fold 1, Train: AUROC=0.979425 AUPR=0.977687; Test: AUROC=0.871841, AUPR=0.900742</text:p>
      <text:p text:style-name="Standard">Train data: 1199 positives, 1199 negatives</text:p>
      <text:p text:style-name="Standard">Test data: 133 positives, 133 negatives</text:p>
      <text:p text:style-name="Standard">Fold 2, Train: AUROC=0.977463 AUPR=0.975482; Test: AUROC=0.894511, AUPR=0.910059</text:p>
      <text:p text:style-name="Standard">Train data: 1199 positives, 1199 negatives</text:p>
      <text:p text:style-name="Standard">Test data: 133 positives, 133 negatives</text:p>
      <text:p text:style-name="Standard">Fold 3, Train: AUROC=0.976835 AUPR=0.975281; Test: AUROC=0.841201, AUPR=0.870733</text:p>
      <text:p text:style-name="Standard">Train data: 1199 positives, 1199 negatives</text:p>
      <text:p text:style-name="Standard">Test data: 133 positives, 133 negatives</text:p>
      <text:p text:style-name="Standard">Fold 4, Train: AUROC=0.975719 AUPR=0.974775; Test: AUROC=0.863305, AUPR=0.886458</text:p>
      <text:p text:style-name="Standard">Train data: 1199 positives, 1199 negatives</text:p>
      <text:p text:style-name="Standard">Test data: 133 positives, 133 negatives</text:p>
      <text:p text:style-name="Standard">Fold 5, Train: AUROC=0.978002 AUPR=0.976670; Test: AUROC=0.871785, AUPR=0.884724</text:p>
      <text:p text:style-name="Standard">Train data: 1198 positives, 1199 negatives</text:p>
      <text:p text:style-name="Standard">Test data: 134 positives, 133 negatives</text:p>
      <text:p text:style-name="Standard">Fold 6, Train: AUROC=0.976237 AUPR=0.975543; Test: AUROC=0.880148, AUPR=0.892147</text:p>
      <text:p text:style-name="Standard">Train data: 1199 positives, 1198 negatives</text:p>
      <text:p text:style-name="Standard">Test data: 133 positives, 134 negatives</text:p>
      <text:p text:style-name="Standard">Fold 7, Train: AUROC=0.977148 AUPR=0.975788; Test: AUROC=0.795758, AUPR=0.838090</text:p>
      <text:p text:style-name="Standard">Train data: 1198 positives, 1199 negatives</text:p>
      <text:p text:style-name="Standard">Test data: 134 positives, 133 negatives</text:p>
      <text:p text:style-name="Standard">Fold 8, Train: AUROC=0.977217 AUPR=0.975583; Test: AUROC=0.858265, AUPR=0.880646</text:p>
      <text:p text:style-name="Standard">Train data: 1199 positives, 1198 negatives</text:p>
      <text:p text:style-name="Standard">Test data: 133 positives, 134 negatives</text:p>
      <text:p text:style-name="Standard">Fold 9, Train: AUROC=0.973808 AUPR=0.972593; Test: AUROC=0.872349, AUPR=0.895356</text:p>
      <text:p text:style-name="Standard">Train data: 1199 positives, 1199 negatives</text:p>
      <text:p text:style-name="Standard">Test data: 133 positives, 133 negatives</text:p>
      <text:p text:style-name="Standard">Fold 10, Train: AUROC=0.976685 AUPR=0.975161; Test: AUROC=0.855730, AUPR=0.881637</text:p>
      <text:p text:style-name="Standard">Repetition #2</text:p>
      <text:p text:style-name="Standard">Train data: 1199 positives, 1198 negatives</text:p>
      <text:p text:style-name="Standard">Test data: 133 positives, 134 negatives</text:p>
      <text:p text:style-name="Standard">Fold 1, Train: AUROC=0.977029 AUPR=0.975679; Test: AUROC=0.874537, AUPR=0.900482</text:p>
      <text:p text:style-name="Standard">Train data: 1199 positives, 1198 negatives</text:p>
      <text:p text:style-name="Standard">Test data: 133 positives, 134 negatives</text:p>
      <text:p text:style-name="Standard">Fold 2, Train: AUROC=0.977991 AUPR=0.976311; Test: AUROC=0.896645, AUPR=0.915370</text:p>
      <text:p text:style-name="Standard">Train data: 1199 positives, 1199 negatives</text:p>
      <text:p text:style-name="Standard">Test data: 133 positives, 133 negatives</text:p>
      <text:p text:style-name="Standard">Fold 3, Train: AUROC=0.977874 AUPR=0.976126; Test: AUROC=0.854769, AUPR=0.885635</text:p>
      <text:p text:style-name="Standard">Train data: 1198 positives, 1199 negatives</text:p>
      <text:p text:style-name="Standard">Test data: 134 positives, 133 negatives</text:p>
      <text:p text:style-name="Standard">Fold 4, Train: AUROC=0.980088 AUPR=0.978347; Test: AUROC=0.819886, AUPR=0.850241</text:p>
      <text:p text:style-name="Standard">Train data: 1199 positives, 1199 negatives</text:p>
      <text:p text:style-name="Standard">Test data: 133 positives, 133 negatives</text:p>
      <text:p text:style-name="Standard">Fold 5, Train: AUROC=0.977470 AUPR=0.975455; Test: AUROC=0.857312, AUPR=0.881645</text:p>
      <text:p text:style-name="Standard">Train data: 1199 positives, 1199 negatives</text:p>
      <text:p text:style-name="Standard"><text:soft-page-break/>Test data: 133 positives, 133 negatives</text:p>
      <text:p text:style-name="Standard">Fold 6, Train: AUROC=0.978813 AUPR=0.977046; Test: AUROC=0.842388, AUPR=0.871118</text:p>
      <text:p text:style-name="Standard">Train data: 1198 positives, 1199 negatives</text:p>
      <text:p text:style-name="Standard">Test data: 134 positives, 133 negatives</text:p>
      <text:p text:style-name="Standard">Fold 7, Train: AUROC=0.978104 AUPR=0.977915; Test: AUROC=0.865279, AUPR=0.868488</text:p>
      <text:p text:style-name="Standard">Train data: 1199 positives, 1199 negatives</text:p>
      <text:p text:style-name="Standard">Test data: 133 positives, 133 negatives</text:p>
      <text:p text:style-name="Standard">Fold 8, Train: AUROC=0.978971 AUPR=0.977159; Test: AUROC=0.874611, AUPR=0.897658</text:p>
      <text:p text:style-name="Standard">Train data: 1199 positives, 1199 negatives</text:p>
      <text:p text:style-name="Standard">Test data: 133 positives, 133 negatives</text:p>
      <text:p text:style-name="Standard">Fold 9, Train: AUROC=0.978212 AUPR=0.976316; Test: AUROC=0.873594, AUPR=0.901731</text:p>
      <text:p text:style-name="Standard">Train data: 1199 positives, 1199 negatives</text:p>
      <text:p text:style-name="Standard">Test data: 133 positives, 133 negatives</text:p>
      <text:p text:style-name="Standard">Fold 10, Train: AUROC=0.978669 AUPR=0.976883; Test: AUROC=0.866810, AUPR=0.879532</text:p>
      <text:p text:style-name="Standard">Repetition #3</text:p>
      <text:p text:style-name="Standard">Train data: 1198 positives, 1198 negatives</text:p>
      <text:p text:style-name="Standard">Test data: 134 positives, 134 negatives</text:p>
      <text:p text:style-name="Standard">Fold 1, Train: AUROC=0.976277 AUPR=0.973902; Test: AUROC=0.850022, AUPR=0.887090</text:p>
      <text:p text:style-name="Standard">Train data: 1199 positives, 1198 negatives</text:p>
      <text:p text:style-name="Standard">Test data: 133 positives, 134 negatives</text:p>
      <text:p text:style-name="Standard">Fold 2, Train: AUROC=0.973785 AUPR=0.972826; Test: AUROC=0.835596, AUPR=0.848441</text:p>
      <text:p text:style-name="Standard">Train data: 1199 positives, 1199 negatives</text:p>
      <text:p text:style-name="Standard">Test data: 133 positives, 133 negatives</text:p>
      <text:p text:style-name="Standard">Fold 3, Train: AUROC=0.975353 AUPR=0.973665; Test: AUROC=0.857482, AUPR=0.873893</text:p>
      <text:p text:style-name="Standard">Train data: 1199 positives, 1199 negatives</text:p>
      <text:p text:style-name="Standard">Test data: 133 positives, 133 negatives</text:p>
      <text:p text:style-name="Standard">Fold 4, Train: AUROC=0.974925 AUPR=0.972853; Test: AUROC=0.862174, AUPR=0.890273</text:p>
      <text:p text:style-name="Standard">Train data: 1199 positives, 1199 negatives</text:p>
      <text:p text:style-name="Standard">Test data: 133 positives, 133 negatives</text:p>
      <text:p text:style-name="Standard">Fold 5, Train: AUROC=0.976338 AUPR=0.974064; Test: AUROC=0.868110, AUPR=0.895383</text:p>
      <text:p text:style-name="Standard">Train data: 1199 positives, 1199 negatives</text:p>
      <text:p text:style-name="Standard">Test data: 133 positives, 133 negatives</text:p>
      <text:p text:style-name="Standard">Fold 6, Train: AUROC=0.973987 AUPR=0.972365; Test: AUROC=0.891571, AUPR=0.912833</text:p>
      <text:p text:style-name="Standard">Train data: 1199 positives, 1199 negatives</text:p>
      <text:p text:style-name="Standard">Test data: 133 positives, 133 negatives</text:p>
      <text:p text:style-name="Standard">Fold 7, Train: AUROC=0.974512 AUPR=0.973241; Test: AUROC=0.867149, AUPR=0.894682</text:p>
      <text:p text:style-name="Standard">Train data: 1198 positives, 1199 negatives</text:p>
      <text:p text:style-name="Standard">Test data: 134 positives, 133 negatives</text:p>
      <text:p text:style-name="Standard">Fold 8, Train: AUROC=0.975864 AUPR=0.973619; Test: AUROC=0.841825, AUPR=0.863662</text:p>
      <text:p text:style-name="Standard">Train data: 1199 positives, 1199 negatives</text:p>
      <text:p text:style-name="Standard">Test data: 133 positives, 133 negatives</text:p>
      <text:p text:style-name="Standard">Fold 9, Train: AUROC=0.975417 AUPR=0.973630; Test: AUROC=0.855899, AUPR=0.877380</text:p>
      <text:p text:style-name="Standard">Train data: 1199 positives, 1199 negatives</text:p>
      <text:p text:style-name="Standard">Test data: 133 positives, 133 negatives</text:p>
      <text:p text:style-name="Standard">Fold 10, Train: AUROC=0.975611 AUPR=0.973715; Test: AUROC=0.844593, AUPR=0.869143</text:p>
      <text:p text:style-name="Standard">Repetition #4</text:p>
      <text:p text:style-name="Standard">Train data: 1199 positives, 1198 negatives</text:p>
      <text:p text:style-name="Standard">Test data: 133 positives, 134 negatives</text:p>
      <text:p text:style-name="Standard">Fold 1, Train: AUROC=0.978241 AUPR=0.975566; Test: AUROC=0.867467, AUPR=0.890486</text:p>
      <text:p text:style-name="Standard"><text:soft-page-break/>Train data: 1199 positives, 1199 negatives</text:p>
      <text:p text:style-name="Standard">Test data: 133 positives, 133 negatives</text:p>
      <text:p text:style-name="Standard">Fold 2, Train: AUROC=0.978458 AUPR=0.976267; Test: AUROC=0.894341, AUPR=0.897135</text:p>
      <text:p text:style-name="Standard">Train data: 1198 positives, 1199 negatives</text:p>
      <text:p text:style-name="Standard">Test data: 134 positives, 133 negatives</text:p>
      <text:p text:style-name="Standard">Fold 3, Train: AUROC=0.978240 AUPR=0.975371; Test: AUROC=0.857423, AUPR=0.882820</text:p>
      <text:p text:style-name="Standard">Train data: 1199 positives, 1199 negatives</text:p>
      <text:p text:style-name="Standard">Test data: 133 positives, 133 negatives</text:p>
      <text:p text:style-name="Standard">Fold 4, Train: AUROC=0.978804 AUPR=0.976904; Test: AUROC=0.825033, AUPR=0.853060</text:p>
      <text:p text:style-name="Standard">Train data: 1199 positives, 1198 negatives</text:p>
      <text:p text:style-name="Standard">Test data: 133 positives, 134 negatives</text:p>
      <text:p text:style-name="Standard">Fold 5, Train: AUROC=0.978884 AUPR=0.977403; Test: AUROC=0.866177, AUPR=0.883973</text:p>
      <text:p text:style-name="Standard">Train data: 1199 positives, 1199 negatives</text:p>
      <text:p text:style-name="Standard">Test data: 133 positives, 133 negatives</text:p>
      <text:p text:style-name="Standard">Fold 6, Train: AUROC=0.977756 AUPR=0.976771; Test: AUROC=0.854090, AUPR=0.880003</text:p>
      <text:p text:style-name="Standard">Train data: 1198 positives, 1199 negatives</text:p>
      <text:p text:style-name="Standard">Test data: 134 positives, 133 negatives</text:p>
      <text:p text:style-name="Standard">Fold 7, Train: AUROC=0.978291 AUPR=0.975739; Test: AUROC=0.889855, AUPR=0.905284</text:p>
      <text:p text:style-name="Standard">Train data: 1199 positives, 1199 negatives</text:p>
      <text:p text:style-name="Standard">Test data: 133 positives, 133 negatives</text:p>
      <text:p text:style-name="Standard">Fold 8, Train: AUROC=0.977788 AUPR=0.975343; Test: AUROC=0.871615, AUPR=0.894143</text:p>
      <text:p text:style-name="Standard">Train data: 1199 positives, 1199 negatives</text:p>
      <text:p text:style-name="Standard">Test data: 133 positives, 133 negatives</text:p>
      <text:p text:style-name="Standard">Fold 9, Train: AUROC=0.979722 AUPR=0.977339; Test: AUROC=0.856295, AUPR=0.886241</text:p>
      <text:p text:style-name="Standard">Train data: 1199 positives, 1199 negatives</text:p>
      <text:p text:style-name="Standard">Test data: 133 positives, 133 negatives</text:p>
      <text:p text:style-name="Standard">Fold 10, Train: AUROC=0.977727 AUPR=0.974862; Test: AUROC=0.921759, AUPR=0.934564</text:p>
      <text:p text:style-name="Standard">Repetition #5</text:p>
      <text:p text:style-name="Standard">Train data: 1199 positives, 1198 negatives</text:p>
      <text:p text:style-name="Standard">Test data: 133 positives, 134 negatives</text:p>
      <text:p text:style-name="Standard">Fold 1, Train: AUROC=0.979800 AUPR=0.978999; Test: AUROC=0.846762, AUPR=0.873758</text:p>
      <text:p text:style-name="Standard">Train data: 1199 positives, 1199 negatives</text:p>
      <text:p text:style-name="Standard">Test data: 133 positives, 133 negatives</text:p>
      <text:p text:style-name="Standard">Fold 2, Train: AUROC=0.979740 AUPR=0.980022; Test: AUROC=0.820510, AUPR=0.858338</text:p>
      <text:p text:style-name="Standard">Train data: 1199 positives, 1199 negatives</text:p>
      <text:p text:style-name="Standard">Test data: 133 positives, 133 negatives</text:p>
      <text:p text:style-name="Standard">Fold 3, Train: AUROC=0.979506 AUPR=0.978368; Test: AUROC=0.849963, AUPR=0.878812</text:p>
      <text:p text:style-name="Standard">Train data: 1199 positives, 1198 negatives</text:p>
      <text:p text:style-name="Standard">Test data: 133 positives, 134 negatives</text:p>
      <text:p text:style-name="Standard">Fold 4, Train: AUROC=0.978554 AUPR=0.977875; Test: AUROC=0.868477, AUPR=0.887951</text:p>
      <text:p text:style-name="Standard">Train data: 1198 positives, 1199 negatives</text:p>
      <text:p text:style-name="Standard">Test data: 134 positives, 133 negatives</text:p>
      <text:p text:style-name="Standard">Fold 5, Train: AUROC=0.979391 AUPR=0.978504; Test: AUROC=0.869487, AUPR=0.900196</text:p>
      <text:p text:style-name="Standard">Train data: 1199 positives, 1199 negatives</text:p>
      <text:p text:style-name="Standard">Test data: 133 positives, 133 negatives</text:p>
      <text:p text:style-name="Standard">Fold 6, Train: AUROC=0.977533 AUPR=0.977253; Test: AUROC=0.880773, AUPR=0.895877</text:p>
      <text:p text:style-name="Standard">Train data: 1199 positives, 1199 negatives</text:p>
      <text:p text:style-name="Standard">Test data: 133 positives, 133 negatives</text:p>
      <text:p text:style-name="Standard">Fold 7, Train: AUROC=0.977769 AUPR=0.977928; Test: AUROC=0.907117, AUPR=0.914473</text:p>
      <text:p text:style-name="Standard"><text:soft-page-break/>Train data: 1198 positives, 1199 negatives</text:p>
      <text:p text:style-name="Standard">Test data: 134 positives, 133 negatives</text:p>
      <text:p text:style-name="Standard">Fold 8, Train: AUROC=0.979415 AUPR=0.978648; Test: AUROC=0.869880, AUPR=0.897996</text:p>
      <text:p text:style-name="Standard">Train data: 1199 positives, 1199 negatives</text:p>
      <text:p text:style-name="Standard">Test data: 133 positives, 133 negatives</text:p>
      <text:p text:style-name="Standard">Fold 9, Train: AUROC=0.978561 AUPR=0.977721; Test: AUROC=0.836169, AUPR=0.865440</text:p>
      <text:p text:style-name="Standard">Train data: 1199 positives, 1199 negatives</text:p>
      <text:p text:style-name="Standard">Test data: 133 positives, 133 negatives</text:p>
      <text:p text:style-name="Standard">Fold 10, Train: AUROC=0.981335 AUPR=0.980541; Test: AUROC=0.865453, AUPR=0.887414</text:p>
      <text:p text:style-name="Standard">Repetition #1: AUROC=0.860489, AUPR=0.884059</text:p>
      <text:p text:style-name="Standard">Repetition #2: AUROC=0.862583, AUPR=0.885190</text:p>
      <text:p text:style-name="Standard">Repetition #3: AUROC=0.857442, AUPR=0.881278</text:p>
      <text:p text:style-name="Standard">Repetition #4: AUROC=0.870406, AUPR=0.890771</text:p>
      <text:p text:style-name="Standard">Repetition #5: AUROC=0.861459, AUPR=0.886025</text:p>
      <text:p text:style-name="Standard">Mean: AUROC=0.862476, AUPR=0.88546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2T11:44:20.957647293</meta:creation-date>
    <dc:date>2023-10-12T14:12:42.965420339</dc:date>
    <meta:editing-duration>PT2H28M22S</meta:editing-duration>
    <meta:editing-cycles>1</meta:editing-cycles>
    <meta:document-statistic meta:table-count="0" meta:image-count="0" meta:object-count="0" meta:page-count="4" meta:paragraph-count="162" meta:word-count="1035" meta:character-count="8388" meta:non-whitespace-character-count="7515"/>
    <meta:generator>LibreOffice/6.4.7.2$Linux_X86_64 LibreOffice_project/40$Build-2</meta:generator>
  </office:meta>
</office:document-meta>
</file>